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文泉驛等寬正黑1" svg:font-family="文泉驛等寬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top="0in" fo:margin-bottom="0in" style:line-height-at-least="0.198in" fo:padding="0in" fo:border="non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333333" style:font-name="Consolas" fo:font-size="9pt" fo:letter-spacing="normal" fo:font-style="normal" fo:font-weight="normal" fo:background-color="transparent"/>
    </style:style>
    <style:style style:name="T3" style:family="text">
      <style:text-properties fo:font-variant="normal" fo:text-transform="none" fo:color="#333333" style:font-name="Consolas" fo:font-size="9pt" fo:letter-spacing="normal" fo:font-style="normal" fo:font-weight="normal" fo:background-color="transparen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an instance using Horizon interface of Icecastle and assign it a floating IP.</text:p>
      <text:p text:style-name="Standard">Instance attributes : </text:p>
      <text:p text:style-name="Standard"><text:s/>Name : Bosh_CLI</text:p>
      <text:p text:style-name="Standard"><text:s/>Image : centos(Freely available in RDO site)(QCOW2 format)</text:p>
      <text:p text:style-name="Standard"><text:s/>Flavor : microboshCLI (8GB RAM, 4CPU, 160GB disk) </text:p>
      <text:p text:style-name="Standard"/>
      <text:p text:style-name="P3">Note : <text:span text:style-name="T1">microboshCLI flavor is not available by default. You have to create it.</text:span></text:p>
      <text:p text:style-name="P3"><text:span text:style-name="T1"/></text:p>
      <text:p text:style-name="P3"><text:span text:style-name="T1">After the bosh_cli VM becomes active, check whether you are able to ping to it using floating ip address. Also make a check whether you ale to ssh to the bosh_cli vm and get into it.</text:span></text:p>
      <text:p text:style-name="P3"><text:span text:style-name="T1"/></text:p>
      <text:p text:style-name="P3"><text:span text:style-name="T1">Note : Sometimes it may happen that IP which is shown in the horizon is not configured to the instance. </text:span></text:p>
      <text:p text:style-name="P3"><text:span text:style-name="T1">You may have to manually configure in that case.</text:span></text:p>
      <text:p text:style-name="P3"><text:span text:style-name="T1"/></text:p>
      <text:p text:style-name="P3"><text:span text:style-name="T1">When Bosh_CLI becomes active, try to resize it using the following commands : </text:span></text:p>
      <text:p text:style-name="P3"><text:span text:style-name="T1">URL : https://github.com/flegmatik/linux-rootfs-resize </text:span></text:p>
      <text:p text:style-name="P3"><text:span text:style-name="T1">Resizing VM Commands : </text:span></text:p>
      <text:p text:style-name="P1"><text:span text:style-name="Source_20_Text"><text:span text:style-name="T3"/></text:span></text:p>
      <text:p text:style-name="P1"><text:span text:style-name="Source_20_Text"><text:span text:style-name="T3">1. cd /opt</text:span></text:span></text:p>
      <text:p text:style-name="P2"><text:span text:style-name="Source_20_Text"><text:span text:style-name="T2">2. rpm -ivh http://ftp-stud.hs-esslingen.de/pub/epel/6/i386/epel-release-6-8.noarch.rpm</text:span></text:span></text:p>
      <text:p text:style-name="P2"><text:span text:style-name="Source_20_Text"><text:span text:style-name="T2">3. yum install git parted cloud-utils</text:span></text:span></text:p>
      <text:p text:style-name="P2"><text:span text:style-name="Source_20_Text"><text:span text:style-name="T2">4. git clone https://github.com/flegmatik/linux-rootfs-resize.git</text:span></text:span></text:p>
      <text:p text:style-name="P2"><text:span text:style-name="Source_20_Text"><text:span text:style-name="T2">5. cd linux-rootfs-resize</text:span></text:span></text:p>
      <text:p text:style-name="P2"><text:span text:style-name="Source_20_Text"><text:span text:style-name="T2">6. ./install</text:span></text:span></text:p>
      <text:p text:style-name="P3"><text:span text:style-name="T1">7. reboo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文泉驛等寬正黑1" svg:font-family="文泉驛等寬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文泉驛等寬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等寬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文泉驛等寬正黑1" style:font-size-asian="10pt" style:font-name-complex="Lohit Devanagari2" style:font-size-complex="10pt"/>
    </style:style>
    <style:style style:name="Source_20_Text" style:display-name="Source Text" style:family="text">
      <style:text-properties style:font-name="DejaVu Sans Mono" style:font-name-asian="文泉驛等寬正黑1" style:font-name-complex="Lohit Devanaga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5:28:35</meta:creation-date>
    <dc:date>2014-07-14T17:15:55</dc:date>
    <meta:editing-duration>PT1H47M20S</meta:editing-duration>
    <meta:editing-cycles>4</meta:editing-cycles>
    <meta:generator>OpenOffice/4.0.1$Unix OpenOffice.org_project/401m5$Build-9714</meta:generator>
    <meta:document-statistic meta:table-count="0" meta:image-count="0" meta:object-count="0" meta:page-count="1" meta:paragraph-count="19" meta:word-count="159" meta:character-count="1045"/>
  </office:meta>
</office:document-meta>
</file>